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 No3" svg:font-family="'Accanthis ADF Std No3'" style:font-pitch="variable"/>
    <style:font-face style:name="Amiri" svg:font-family="Ami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66cc" draw:marker-start="Symmetric_20_Arrow" draw:marker-start-width="0.352cm" draw:marker-end="Circle" draw:marker-end-width="0.252cm" draw:fill-color="#000000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81cm" svg:stroke-color="#111111" draw:marker-start="Symmetric_20_Arrow" draw:marker-start-width="0.421cm" draw:marker-end="Dimension_20_Lines" draw:marker-end-width="0.321cm" draw:fill-color="#000000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35cm" svg:stroke-color="#ff6600" draw:marker-start="Symmetric_20_Arrow" draw:marker-start-width="0.352cm" draw:marker-end="Circle" draw:marker-end-width="0.252cm" draw:fill-color="#000000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993cm"/>
    </style:style>
    <style:style style:name="gr5" style:family="graphic" style:parent-style-name="standard">
      <style:graphic-properties draw:stroke="none" svg:stroke-color="#000000" draw:fill="none" draw:fill-color="#ffffff" fo:min-height="1.483cm"/>
    </style:style>
    <style:style style:name="gr6" style:family="graphic" style:parent-style-name="measure" style:list-style-name="L1">
      <style:graphic-properties svg:stroke-color="#000000" draw:textarea-vertical-align="middle" draw:line-distance="0.943cm"/>
    </style:style>
    <style:style style:name="gr7" style:family="graphic" style:parent-style-name="standard">
      <style:graphic-properties draw:stroke="none" svg:stroke-color="#000000" draw:fill="none" draw:fill-color="#ffffff" fo:min-height="0.937cm"/>
    </style:style>
    <style:style style:name="gr8" style:family="graphic" style:parent-style-name="standard">
      <style:graphic-properties draw:stroke="none" svg:stroke-color="#000000" draw:fill="none" draw:fill-color="#ffffff" fo:min-height="1.114cm"/>
    </style:style>
    <style:style style:name="gr9" style:family="graphic" style:parent-style-name="standard">
      <style:graphic-properties draw:stroke="none" svg:stroke-color="#000000" draw:fill="none" draw:fill-color="#ffffff" fo:min-height="1.491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Fine_20_Dashed" svg:stroke-width="0.035cm" svg:stroke-color="#ff6600" draw:marker-start="" draw:marker-start-width="0.352cm" draw:marker-end-width="0.252cm" draw:fill-color="#000000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ff6600" draw:marker-start="Symmetric_20_Arrow" draw:marker-start-width="0.352cm" draw:marker-end="" draw:marker-end-width="0.252cm" draw:fill-color="#000000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147cm"/>
    </style:style>
    <style:style style:name="gr15" style:family="graphic" style:parent-style-name="objectwithoutfill">
      <style:graphic-properties svg:stroke-width="0.028cm" svg:stroke-color="#ff6600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ff6600" draw:marker-start-width="0.242cm" draw:marker-end-width="0.242cm" draw:fill="none" draw:textarea-vertical-align="middle" draw:auto-grow-height="false" fo:min-height="1.315cm" fo:min-width="0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fo:min-height="0.818cm"/>
    </style:style>
    <style:style style:name="gr18" style:family="graphic" style:parent-style-name="objectwithoutfill">
      <style:graphic-properties svg:stroke-width="0.028cm" svg:stroke-color="#000000" draw:marker-start="Rounded_20_short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solid" draw:stroke-dash="Ultrafine_20_Dashed" svg:stroke-width="0.035cm" svg:stroke-color="#ff6600" draw:marker-start="Symmetric_20_Arrow" draw:marker-start-width="0.352cm" draw:marker-end="" draw:marker-end-width="0.252cm" svg:stroke-opacity="40%" draw:fill-color="#000000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color="#ff6600" draw:fill-color="#ff66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1.147cm"/>
    </style:style>
    <style:style style:name="gr22" style:family="graphic" style:parent-style-name="standard">
      <style:graphic-properties draw:stroke="dash" draw:stroke-dash="Fine_20_Dashed" svg:stroke-width="0.035cm" svg:stroke-color="#0066cc" draw:marker-start="" draw:marker-start-width="0.352cm" draw:marker-end-width="0.252cm" draw:fill-color="#000000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66cc" draw:marker-start="Symmetric_20_Arrow" draw:marker-start-width="0.352cm" draw:marker-end="" draw:marker-end-width="0.252cm" svg:stroke-opacity="50%" draw:fill-color="#000000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66cc" draw:marker-start="Symmetric_20_Arrow" draw:marker-start-width="0.352cm" draw:marker-end="" draw:marker-end-width="0.252cm" draw:fill-color="#000000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svg:stroke-color="#0066cc" draw:fill-color="#0066cc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solid" svg:stroke-width="0.028cm" svg:stroke-color="#0066cc" draw:marker-start-width="0.242cm" draw:marker-end-width="0.242cm" draw:fill="none" draw:textarea-vertical-align="middle" draw:auto-grow-height="false" fo:min-height="0.926cm" fo:min-width="0cm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28cm" svg:stroke-color="#0066cc" draw:marker-start="Symmetric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svg:stroke-width="0.028cm" svg:stroke-color="#000000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fo:min-height="0.75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style:font-name="Bitstream Vera Sans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Amiri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font-name="Amiri"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6600" style:text-line-through-style="none" style:text-line-through-type="none" style:font-name="Amiri" fo:font-size="15pt" fo:font-style="italic" style:font-size-asian="15pt" style:font-style-asian="italic" style:font-size-complex="15pt" style:font-style-complex="italic"/>
    </style:style>
    <style:style style:name="P9" style:family="paragraph">
      <loext:graphic-properties draw:fill="none"/>
      <style:paragraph-properties fo:text-align="center"/>
      <style:text-properties fo:color="#ff6600"/>
    </style:style>
    <style:style style:name="P10" style:family="paragraph">
      <loext:graphic-properties draw:fill="none" draw:fill-color="#ffffff"/>
      <style:text-properties fo:color="#ff6600" style:text-line-through-style="none" style:text-line-through-type="none" style:font-name="Bitstream Vera Sans" fo:font-size="9pt" fo:font-style="normal" style:font-size-asian="9pt" style:font-style-asian="normal" style:font-size-complex="9pt" style:font-style-complex="normal"/>
    </style:style>
    <style:style style:name="P11" style:family="paragraph">
      <loext:graphic-properties draw:fill="none" draw:fill-color="#ffffff"/>
      <style:text-properties fo:color="#000000" style:text-line-through-style="none" style:text-line-through-type="none" style:font-name="Bitstream Vera Sans" fo:font-size="9pt" fo:font-style="normal" style:font-size-asian="9pt" style:font-style-asian="normal" style:font-size-complex="9pt" style:font-style-complex="normal"/>
    </style:style>
    <style:style style:name="P12" style:family="paragraph">
      <loext:graphic-properties draw:fill-color="#ff6600"/>
      <style:paragraph-properties fo:text-align="center"/>
      <style:text-properties fo:color="#ff6600"/>
    </style:style>
    <style:style style:name="P13" style:family="paragraph">
      <loext:graphic-properties draw:fill="none" draw:fill-color="#ffffff"/>
      <style:text-properties fo:color="#000000" style:text-line-through-style="none" style:text-line-through-type="none" style:font-name="Amiri" fo:font-size="15pt" fo:font-style="italic" style:font-size-asian="15pt" style:font-style-asian="italic" style:font-size-complex="15pt" style:font-style-complex="italic"/>
    </style:style>
    <style:style style:name="P14" style:family="paragraph">
      <loext:graphic-properties draw:fill="none" draw:fill-color="#ffffff"/>
      <style:text-properties fo:color="#800000" style:text-line-through-style="none" style:text-line-through-type="none" style:font-name="Amiri" fo:font-size="15pt" fo:font-style="italic" fo:text-shadow="none" style:font-size-asian="15pt" style:font-style-asian="italic" style:font-size-complex="15pt" style:font-style-complex="italic"/>
    </style:style>
    <style:style style:name="P15" style:family="paragraph">
      <loext:graphic-properties draw:fill-color="#0066cc"/>
      <style:paragraph-properties fo:text-align="center"/>
      <style:text-properties fo:color="#ff6600"/>
    </style:style>
    <style:style style:name="P16" style:family="paragraph">
      <loext:graphic-properties draw:fill="none" draw:fill-color="#ffffff"/>
      <style:text-properties fo:color="#0066cc" style:text-line-through-style="none" style:text-line-through-type="none" style:font-name="Amiri" fo:font-size="15pt" fo:font-style="italic" style:font-size-asian="15pt" style:font-style-asian="italic" style:font-size-complex="15pt" style:font-style-complex="italic"/>
    </style:style>
    <style:style style:name="P17" style:family="paragraph">
      <loext:graphic-properties draw:fill="none" draw:fill-color="#ffffff"/>
      <style:text-properties fo:color="#0066cc" style:text-line-through-style="none" style:text-line-through-type="none" style:font-name="Bitstream Vera Sans" fo:font-size="9pt" fo:font-style="normal" style:font-size-asian="9pt" style:font-style-asian="normal" style:font-size-complex="9pt" style:font-style-complex="normal"/>
    </style:style>
    <style:style style:name="P18" style:family="paragraph">
      <loext:graphic-properties draw:fill="none" draw:fill-color="#ffffff"/>
      <style:text-properties fo:color="#0066cc" style:text-line-through-style="none" style:text-line-through-type="none" style:font-name="Amiri" fo:font-size="15pt" fo:font-style="italic" fo:text-shadow="none" style:font-size-asian="15pt" style:font-style-asian="italic" style:font-size-complex="15pt" style:font-style-complex="italic"/>
    </style:style>
    <style:style style:name="T1" style:family="text">
      <style:text-properties style:font-name="Bitstream Vera Sans" fo:font-size="12pt" style:font-size-asian="12pt" style:font-size-complex="12pt"/>
    </style:style>
    <style:style style:name="T2" style:family="text">
      <style:text-properties style:font-name="Amiri"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miri" fo:font-style="italic" style:font-style-asian="italic" style:font-style-complex="italic"/>
    </style:style>
    <style:style style:name="T6" style:family="text">
      <style:text-properties style:text-position="33% 58%" style:font-name="Amiri" fo:font-style="italic" style:font-style-asian="italic" style:font-style-complex="italic"/>
    </style:style>
    <style:style style:name="T7" style:family="text">
      <style:text-properties style:text-position="0% 100%" style:font-name="Amiri" fo:font-style="italic" style:font-style-asian="italic" style:font-style-complex="italic"/>
    </style:style>
    <style:style style:name="T8" style:family="text">
      <style:text-properties style:text-position="33% 58%" style:font-name="Amiri" fo:font-style="normal" style:font-style-asian="normal" style:font-style-complex="normal"/>
    </style:style>
    <style:style style:name="T9" style:family="text">
      <style:text-properties fo:color="#ff6600" style:text-position="0% 100%" style:font-name="Amiri" fo:font-size="15pt" fo:font-style="italic" style:font-size-asian="15pt" style:font-style-asian="italic" style:font-size-complex="15pt" style:font-style-complex="italic"/>
    </style:style>
    <style:style style:name="T10" style:family="text">
      <style:text-properties fo:color="#ff6600" style:text-position="33% 58%" style:font-name="Accanthis ADF Std No3" fo:font-size="15pt" fo:font-style="italic" style:font-size-asian="15pt" style:font-style-asian="italic" style:font-size-complex="15pt" style:font-style-complex="italic"/>
    </style:style>
    <style:style style:name="T11" style:family="text">
      <style:text-properties fo:color="#ff6600" style:text-position="33% 58%" style:font-name="Amiri" fo:font-size="15pt" fo:font-style="italic" style:font-size-asian="15pt" style:font-style-asian="italic" style:font-size-complex="15pt" style:font-style-complex="italic"/>
    </style:style>
    <style:style style:name="T12" style:family="text">
      <style:text-properties fo:color="#ff6600" style:text-position="-33% 58%" style:font-name="Amiri" fo:font-size="15pt" fo:font-style="italic" style:font-size-asian="15pt" style:font-style-asian="italic" style:font-size-complex="15pt" style:font-style-complex="italic"/>
    </style:style>
    <style:style style:name="T13" style:family="text">
      <style:text-properties fo:color="#ff6600" style:text-position="0% 100%" style:font-name="Bitstream Vera Sans" fo:font-size="9pt" fo:font-style="normal" style:font-size-asian="9pt" style:font-style-asian="normal" style:font-size-complex="9pt" style:font-style-complex="normal"/>
    </style:style>
    <style:style style:name="T14" style:family="text">
      <style:text-properties fo:color="#ff6600" style:text-position="33% 58%" style:font-name="Bitstream Vera Sans" fo:font-size="9pt" fo:font-style="normal" style:font-size-asian="9pt" style:font-style-asian="normal" style:font-size-complex="9pt" style:font-style-complex="normal"/>
    </style:style>
    <style:style style:name="T15" style:family="text">
      <style:text-properties fo:color="#ff6600" style:text-position="-33% 58%" style:font-name="Bitstream Vera Sans" fo:font-size="9pt" fo:font-style="normal" style:font-size-asian="9pt" style:font-style-asian="normal" style:font-size-complex="9pt" style:font-style-complex="normal"/>
    </style:style>
    <style:style style:name="T16" style:family="text">
      <style:text-properties fo:color="#000000" style:text-position="0% 100%" style:font-name="Bitstream Vera Sans" fo:font-size="9pt" fo:font-style="normal" style:font-size-asian="9pt" style:font-style-asian="normal" style:font-size-complex="9pt" style:font-style-complex="normal"/>
    </style:style>
    <style:style style:name="T17" style:family="text">
      <style:text-properties fo:color="#000000" style:text-position="33% 58%" style:font-name="Bitstream Vera Sans" fo:font-size="9pt" fo:font-style="normal" style:font-size-asian="9pt" style:font-style-asian="normal" style:font-size-complex="9pt" style:font-style-complex="normal"/>
    </style:style>
    <style:style style:name="T18" style:family="text">
      <style:text-properties fo:color="#000000" style:text-position="-33% 58%" style:font-name="Bitstream Vera Sans" fo:font-size="9pt" fo:font-style="normal" style:font-size-asian="9pt" style:font-style-asian="normal" style:font-size-complex="9pt" style:font-style-complex="normal"/>
    </style:style>
    <style:style style:name="T19" style:family="text">
      <style:text-properties fo:color="#0066cc" style:text-position="0% 100%" style:font-name="Amiri" fo:font-size="15pt" fo:font-style="italic" style:font-size-asian="15pt" style:font-style-asian="italic" style:font-size-complex="15pt" style:font-style-complex="italic"/>
    </style:style>
    <style:style style:name="T20" style:family="text">
      <style:text-properties fo:color="#0066cc" style:text-position="33% 58%" style:font-name="Accanthis ADF Std No3" fo:font-size="15pt" fo:font-style="italic" style:font-size-asian="15pt" style:font-style-asian="italic" style:font-size-complex="15pt" style:font-style-complex="italic"/>
    </style:style>
    <style:style style:name="T21" style:family="text">
      <style:text-properties fo:color="#0066cc" style:text-position="33% 58%" style:font-name="Amiri" fo:font-size="15pt" fo:font-style="italic" style:font-size-asian="15pt" style:font-style-asian="italic" style:font-size-complex="15pt" style:font-style-complex="italic"/>
    </style:style>
    <style:style style:name="T22" style:family="text">
      <style:text-properties fo:color="#0066cc" style:text-position="-33% 58%" style:font-name="Amiri" fo:font-size="15pt" fo:font-style="italic" style:font-size-asian="15pt" style:font-style-asian="italic" style:font-size-complex="15pt" style:font-style-complex="italic"/>
    </style:style>
    <style:style style:name="T23" style:family="text">
      <style:text-properties fo:color="#0066cc" style:text-position="0% 100%" style:font-name="Bitstream Vera Sans" fo:font-size="9pt" fo:font-style="normal" style:font-size-asian="9pt" style:font-style-asian="normal" style:font-size-complex="9pt" style:font-style-complex="normal"/>
    </style:style>
    <style:style style:name="T24" style:family="text">
      <style:text-properties fo:color="#0066cc" style:text-position="33% 58%" style:font-name="Bitstream Vera Sans" fo:font-size="9pt" fo:font-style="normal" style:font-size-asian="9pt" style:font-style-asian="normal" style:font-size-complex="9pt" style:font-style-complex="normal"/>
    </style:style>
    <style:style style:name="T25" style:family="text">
      <style:text-properties fo:color="#0066cc" style:text-position="-33% 58%" style:font-name="Bitstream Vera Sans"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621cm" svg:y1="14.562cm" svg:x2="16.621cm" svg:y2="15.759cm">
          <text:p/>
        </draw:line>
        <draw:line draw:style-name="gr2" draw:text-style-name="P1" draw:layer="layout" svg:x1="10.495cm" svg:y1="6.913cm" svg:x2="10.398cm" svg:y2="15.732cm">
          <text:p/>
        </draw:line>
        <draw:line draw:style-name="gr3" draw:text-style-name="P1" draw:layer="layout" svg:x1="4.556cm" svg:y1="13.8cm" svg:x2="4.556cm" svg:y2="15.732cm">
          <text:p/>
        </draw:line>
        <draw:frame draw:style-name="gr4" draw:text-style-name="P2" draw:layer="layout" svg:width="4.318cm" svg:height="1.243cm" svg:x="8.366cm" svg:y="5.469cm">
          <draw:text-box>
            <text:p><text:span text:style-name="T1">preC</text:span><text:span text:style-name="T1">ICE </text:span><text:span text:style-name="T1">Cou</text:span><text:span text:style-name="T1">pling</text:span></text:p>
          </draw:text-box>
        </draw:frame>
        <draw:frame draw:style-name="gr5" draw:text-style-name="P3" draw:layer="layout" svg:width="2.622cm" svg:height="1.733cm" svg:x="15.396cm" svg:y="5.414cm">
          <draw:text-box>
            <text:p><text:span text:style-name="T1">Solv</text:span><text:span text:style-name="T1">er</text:span><text:span text:style-name="T2"> B</text:span></text:p>
          </draw:text-box>
        </draw:frame>
        <draw:frame draw:style-name="gr4" draw:text-style-name="P2" draw:layer="layout" svg:width="2.481cm" svg:height="1.243cm" svg:x="3.472cm" svg:y="5.568cm">
          <draw:text-box>
            <text:p><text:span text:style-name="T1">Solv</text:span><text:span text:style-name="T1">er A</text:span></text:p>
          </draw:text-box>
        </draw:frame>
        <draw:measure draw:style-name="gr6" draw:text-style-name="P4" draw:layer="layout" svg:x1="13.723cm" svg:y1="196.123cm" svg:x2="13.723cm" svg:y2="196.123cm">
          <text:p text:style-name="P4"><text:span text:style-name="T3">dt</text:span><text:span text:style-name="T4">2</text:span></text:p>
        </draw:measure>
        <draw:frame draw:style-name="gr7" draw:text-style-name="P5" draw:layer="layout" svg:width="0.508cm" svg:height="1.187cm" svg:x="10.779cm" svg:y="15.224cm">
          <draw:text-box>
            <text:p/>
          </draw:text-box>
        </draw:frame>
        <draw:frame draw:style-name="gr8" draw:text-style-name="P6" draw:layer="layout" svg:width="1.062cm" svg:height="1.364cm" svg:x="10.352cm" svg:y="14.824cm">
          <draw:text-box>
            <text:p><text:span text:style-name="T5">t</text:span><text:span text:style-name="T6">n</text:span></text:p>
          </draw:text-box>
        </draw:frame>
        <draw:frame draw:style-name="gr9" draw:text-style-name="P6" draw:layer="layout" svg:width="1.37cm" svg:height="1.741cm" svg:x="10.552cm" svg:y="6.524cm">
          <draw:text-box>
            <text:p><text:span text:style-name="T7">t</text:span><text:span text:style-name="T6">n+ </text:span><text:span text:style-name="T8">1</text:span></text:p>
          </draw:text-box>
        </draw:frame>
        <draw:line draw:style-name="gr10" draw:text-style-name="P7" draw:layer="layout" svg:x1="10.298cm" svg:y1="7.431cm" svg:x2="10.679cm" svg:y2="7.431cm">
          <text:p/>
        </draw:line>
        <draw:line draw:style-name="gr11" draw:text-style-name="P1" draw:layer="layout" svg:x1="4.556cm" svg:y1="12.049cm" svg:x2="4.556cm" svg:y2="13.827cm">
          <text:p/>
        </draw:line>
        <draw:line draw:style-name="gr3" draw:text-style-name="P1" draw:layer="layout" svg:x1="4.556cm" svg:y1="9.855cm" svg:x2="4.556cm" svg:y2="12.049cm">
          <text:p/>
        </draw:line>
        <draw:line draw:style-name="gr12" draw:text-style-name="P1" draw:layer="layout" svg:x1="4.429cm" svg:y1="7.477cm" svg:x2="4.441cm" svg:y2="9.787cm">
          <text:p/>
        </draw:line>
        <draw:line draw:style-name="gr13" draw:text-style-name="P7" draw:layer="layout" svg:x1="4.683cm" svg:y1="15.705cm" svg:x2="16.621cm" svg:y2="15.705cm">
          <text:p/>
        </draw:line>
        <draw:line draw:style-name="gr13" draw:text-style-name="P7" draw:layer="layout" svg:x1="4.583cm" svg:y1="7.467cm" svg:x2="16.775cm" svg:y2="7.477cm">
          <text:p/>
        </draw:line>
        <draw:frame draw:style-name="gr14" draw:text-style-name="P8" draw:layer="layout" svg:width="3.079cm" svg:height="1.397cm" svg:x="1.981cm" svg:y="10.271cm">
          <draw:text-box>
            <text:p><text:span text:style-name="T9">τ</text:span><text:span text:style-name="T10">k</text:span><text:span text:style-name="T11">-1</text:span><text:span text:style-name="T12">solver A</text:span></text:p>
          </draw:text-box>
        </draw:frame>
        <draw:line draw:style-name="gr15" draw:text-style-name="P7" draw:layer="layout" svg:x1="4.683cm" svg:y1="9.944cm" svg:x2="10.398cm" svg:y2="9.944cm">
          <text:p/>
        </draw:line>
        <draw:custom-shape draw:style-name="gr16" draw:text-style-name="P9" draw:layer="layout" svg:width="0.254cm" svg:height="1.651cm" svg:x="4.102cm" svg:y="10.1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0" draw:layer="layout" svg:width="5.969cm" svg:height="1.068cm" svg:x="4.583cm" svg:y="9.99cm">
          <draw:text-box>
            <text:p><text:span text:style-name="T13">Solver A Gives τ</text:span><text:span text:style-name="T14">k-1</text:span><text:span text:style-name="T15">solver A </text:span><text:span text:style-name="T13">to preCICE</text:span></text:p>
          </draw:text-box>
        </draw:frame>
        <draw:line draw:style-name="gr18" draw:text-style-name="P7" draw:layer="layout" svg:x1="4.677cm" svg:y1="9.744cm" svg:x2="10.392cm" svg:y2="9.744cm">
          <text:p/>
        </draw:line>
        <draw:frame draw:style-name="gr17" draw:text-style-name="P11" draw:layer="layout" svg:width="5.816cm" svg:height="1.068cm" svg:x="4.682cm" svg:y="9.073cm">
          <draw:text-box>
            <text:p><text:span text:style-name="T16">preCICE Gives τ</text:span><text:span text:style-name="T17">k</text:span><text:span text:style-name="T18">preCICE <text:s/></text:span><text:span text:style-name="T16">to Solver A</text:span></text:p>
          </draw:text-box>
        </draw:frame>
        <draw:line draw:style-name="gr19" draw:text-style-name="P1" draw:layer="layout" svg:x1="4.683cm" svg:y1="6.969cm" svg:x2="4.656cm" svg:y2="9.691cm">
          <text:p/>
        </draw:line>
        <draw:custom-shape draw:style-name="gr20" draw:text-style-name="P12" draw:layer="layout" svg:width="0.254cm" svg:height="0.254cm" svg:x="4.405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31cm" svg:height="1.397cm" svg:x="4.482cm" svg:y="8.072cm">
          <draw:text-box>
            <text:p><text:span text:style-name="T9">τ</text:span><text:span text:style-name="T10">k</text:span></text:p>
          </draw:text-box>
        </draw:frame>
        <draw:frame draw:style-name="gr21" draw:text-style-name="P14" draw:layer="layout" svg:width="2.147cm" svg:height="1.397cm" svg:x="2.583cm" svg:y="7.773cm">
          <draw:text-box>
            <text:p><text:span text:style-name="T9">τ</text:span><text:span text:style-name="T10">k</text:span><text:span text:style-name="T12">preCICE</text:span></text:p>
          </draw:text-box>
        </draw:frame>
        <draw:line draw:style-name="gr22" draw:text-style-name="P1" draw:layer="layout" svg:x1="16.621cm" svg:y1="13.365cm" svg:x2="16.621cm" svg:y2="14.562cm">
          <text:p/>
        </draw:line>
        <draw:line draw:style-name="gr1" draw:text-style-name="P1" draw:layer="layout" svg:x1="16.621cm" svg:y1="11.668cm" svg:x2="16.621cm" svg:y2="13.36cm">
          <text:p/>
        </draw:line>
        <draw:line draw:style-name="gr23" draw:text-style-name="P1" draw:layer="layout" svg:x1="16.748cm" svg:y1="7.477cm" svg:x2="16.734cm" svg:y2="11.56cm">
          <text:p/>
        </draw:line>
        <draw:line draw:style-name="gr24" draw:text-style-name="P1" draw:layer="layout" svg:x1="16.513cm" svg:y1="9.28cm" svg:x2="16.513cm" svg:y2="11.567cm">
          <text:p/>
        </draw:line>
        <draw:custom-shape draw:style-name="gr25" draw:text-style-name="P15" draw:layer="layout" svg:width="0.254cm" svg:height="0.254cm" svg:x="16.506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6" draw:layer="layout" svg:width="2.252cm" svg:height="1.397cm" svg:x="17.082cm" svg:y="11.972cm">
          <draw:text-box>
            <text:p><text:span text:style-name="T19">τ</text:span><text:span text:style-name="T20">k</text:span><text:span text:style-name="T21">-1</text:span><text:span text:style-name="T22">solver B</text:span></text:p>
          </draw:text-box>
        </draw:frame>
        <draw:custom-shape draw:style-name="gr26" draw:text-style-name="P7" draw:layer="layout" svg:width="0.254cm" svg:height="1.27cm" svg:x="16.848cm" svg:y="11.9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7" draw:text-style-name="P7" draw:layer="layout" svg:x1="10.525cm" svg:y1="11.795cm" svg:x2="16.494cm" svg:y2="11.795cm">
          <text:p/>
        </draw:line>
        <draw:line draw:style-name="gr28" draw:text-style-name="P7" draw:layer="layout" svg:x1="10.577cm" svg:y1="11.542cm" svg:x2="16.494cm" svg:y2="11.542cm">
          <text:p/>
        </draw:line>
        <draw:frame draw:style-name="gr29" draw:text-style-name="P11" draw:layer="layout" svg:width="5.724cm" svg:height="1.007cm" svg:x="10.582cm" svg:y="10.774cm">
          <draw:text-box>
            <text:p><text:span text:style-name="T16">preCICE Gives τ</text:span><text:span text:style-name="T17">k</text:span><text:span text:style-name="T18">preCICE <text:s/></text:span><text:span text:style-name="T16">to Solver B</text:span></text:p>
          </draw:text-box>
        </draw:frame>
        <draw:frame draw:style-name="gr17" draw:text-style-name="P17" draw:layer="layout" svg:width="6.138cm" svg:height="1.068cm" svg:x="10.583cm" svg:y="11.791cm">
          <draw:text-box>
            <text:p><text:span text:style-name="T23">Solver B Gives τ</text:span><text:span text:style-name="T24">k-1</text:span><text:span text:style-name="T25">solver B </text:span><text:span text:style-name="T23">to preCICE</text:span></text:p>
          </draw:text-box>
        </draw:frame>
        <draw:frame draw:style-name="gr21" draw:text-style-name="P18" draw:layer="layout" svg:width="2.147cm" svg:height="1.397cm" svg:x="16.584cm" svg:y="8.674cm">
          <draw:text-box>
            <text:p><text:span text:style-name="T19">τ</text:span><text:span text:style-name="T20">k</text:span><text:span text:style-name="T22">preCICE</text:span></text:p>
          </draw:text-box>
        </draw:frame>
        <draw:frame draw:style-name="gr14" draw:text-style-name="P16" draw:layer="layout" svg:width="1.131cm" svg:height="1.397cm" svg:x="15.683cm" svg:y="9.673cm">
          <draw:text-box>
            <text:p><text:span text:style-name="T19">τ</text:span><text:span text:style-name="T20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 No3" svg:font-family="'Accanthis ADF Std No3'" style:font-pitch="variable"/>
    <style:font-face style:name="Amiri" svg:font-family="Ami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6:11:36.155348789</meta:creation-date>
    <meta:editing-duration>PT6H58M6S</meta:editing-duration>
    <meta:editing-cycles>29</meta:editing-cycles>
    <meta:generator>LibreOffice/5.1.6.2$Linux_X86_64 LibreOffice_project/10m0$Build-2</meta:generator>
    <dc:date>2018-06-25T15:28:01.467061882</dc:date>
    <meta:document-statistic meta:object-count="39"/>
  </office:meta>
</office:document-meta>
</file>